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CheckTest.test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DTO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TO.setChannel( String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TO.setTxCode( String tx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TO.getTx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